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3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46062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2.3018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2.64583333333333cm"/>
    </style:style>
    <style:style style:name="co26" style:family="table-column">
      <style:table-column-properties fo:break-before="auto" style:column-width="2.51354166666667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52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ExpLabel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2(ms)</text:p>
          </table:table-cell>
          <table:table-cell office:value-type="string" table:style-name="ce3">
            <text:p>Contact Time(ms)</text:p>
          </table:table-cell>
          <table:table-cell office:value-type="string" table:style-name="ce3">
            <text:p>Comment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500</text:p>
          </table:table-cell>
          <table:table-cell office:value-type="string" table:style-name="ce1">
            <text:p>RgoArray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1.tdms</text:p>
          </table:table-cell>
          <table:table-cell office:value-type="string" table:style-name="ce1">
            <text:p>1405Motor/1405Motor01.csv</text:p>
          </table:table-cell>
          <table:table-cell office:value-type="string" table:style-name="ce1">
            <text:p>none</text:p>
          </table:table-cell>
          <table:table-cell table:number-columns-repeated="2"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0</text:p>
          </table:table-cell>
          <table:table-cell office:value-type="string" table:style-name="ce1">
            <text:p>RgoArray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2.tdms</text:p>
          </table:table-cell>
          <table:table-cell office:value-type="string" table:style-name="ce1">
            <text:p>1405Motor/1405Motor02.csv</text:p>
          </table:table-cell>
          <table:table-cell office:value-type="string" table:style-name="ce1">
            <text:p>none</text:p>
          </table:table-cell>
          <table:table-cell table:number-columns-repeated="2"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10</text:p>
          </table:table-cell>
          <table:table-cell office:value-type="string" table:style-name="ce1">
            <text:p>RgoArrayR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3.tdms</text:p>
          </table:table-cell>
          <table:table-cell office:value-type="string" table:style-name="ce1">
            <text:p>1405Motor/1405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0 Ohms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68</text:p>
          </table:table-cell>
          <table:table-cell office:value-type="string" table:style-name="ce1">
            <text:p>RgoArrayR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4.tdms</text:p>
          </table:table-cell>
          <table:table-cell office:value-type="string" table:style-name="ce1">
            <text:p>1405Motor/1405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68 Ohms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180</text:p>
          </table:table-cell>
          <table:table-cell office:value-type="string" table:style-name="ce1">
            <text:p>RgoArrayR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5.tdms</text:p>
          </table:table-cell>
          <table:table-cell office:value-type="string" table:style-name="ce1">
            <text:p>1405Motor/1405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80 Ohms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180</text:p>
          </table:table-cell>
          <table:table-cell office:value-type="string" table:style-name="ce1">
            <text:p>RgoArrayR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6.tdms</text:p>
          </table:table-cell>
          <table:table-cell office:value-type="string" table:style-name="ce1">
            <text:p>1405Motor/1405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80 Ohms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 200 %</text:p>
          </table:table-cell>
          <table:table-cell table:number-columns-repeated="16353"/>
        </table:table-row>
        <table:table-row table:number-rows-repeated="2" table:style-name="ro2">
          <table:table-cell office:value-type="string" table:style-name="ce1">
            <text:p>1405-rGO330k</text:p>
          </table:table-cell>
          <table:table-cell office:value-type="string" table:style-name="ce1">
            <text:p>RgoArrayR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7.tdms</text:p>
          </table:table-cell>
          <table:table-cell office:value-type="string" table:style-name="ce1">
            <text:p>1405Motor/1405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505-10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wTENG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12.tdms</text:p>
          </table:table-cell>
          <table:table-cell office:value-type="string" table:style-name="ce1">
            <text:p>1505Motor/1505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0k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R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505-10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wTENG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13.tdms</text:p>
          </table:table-cell>
          <table:table-cell office:value-type="string" table:style-name="ce1">
            <text:p>1505Motor/1505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0k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string" table:style-name="ce5">
            <text:p>R Paralelo<text:s/></text:p>
          </table:table-cell>
          <table:table-cell table:number-columns-repeated="16353"/>
        </table:table-row>
        <table:table-row table:number-rows-repeated="5" table:style-name="ro2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number-rows-repeated="15" table:style-name="ro2">
          <table:table-cell table:number-columns-repeated="3"/>
          <table:table-cell table:style-name="ce4"/>
          <table:table-cell table:number-columns-repeated="16380" table:style-name="ce1"/>
        </table:table-row>
        <table:table-row table:number-rows-repeated="3" table:style-name="ro2">
          <table:table-cell table:number-columns-repeated="3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number-rows-repeated="3" table:style-name="ro2">
          <table:table-cell table:number-columns-repeated="3"/>
          <table:table-cell table:style-name="ce4"/>
          <table:table-cell table:number-columns-repeated="16380" table:style-name="ce1"/>
        </table:table-row>
        <table:table-row table:number-rows-repeated="43" table:style-name="ro2">
          <table:table-cell table:number-columns-repeated="3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number-rows-repeated="6" table:style-name="ro2">
          <table:table-cell table:number-columns-repeated="3" table:style-name="ce1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1020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32.tdms</text:p>
          </table:table-cell>
          <table:table-cell office:value-type="string" table:style-name="ce1">
            <text:p>1305Motor/1305Motor03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number-rows-repeated="1048489" table:style-name="ro2">
          <table:table-cell table:number-columns-repeated="16384"/>
        </table:table-row>
      </table:table>
      <table:database-ranges>
        <table:database-range table:target-range-address="Full1.A1:Full1.AE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Maria Martí Carrascosa</meta:initial-creator>
    <dc:creator>Maria Martí Carrascosa</dc:creator>
    <meta:creation-date>2024-03-07T19:28:45Z</meta:creation-date>
    <dc:date>2024-05-15T13:07:33Z</dc:date>
    <meta:editing-cycles>16</meta:editing-cycles>
    <meta:editing-duration>PT7920S</meta:editing-duration>
  </office:meta>
</office:document-meta>
</file>